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BA Y SERVICIOS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U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VILA HUACCHILLO, HECT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CALLE CALLE, LIDER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4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390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312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1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1:5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0:57:52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